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4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2" style:family="table-cell" style:parent-style-name="Default" style:data-style-name="N0"/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K23:Analisi.K23 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1.0417in" svg:y="8.2772in">
            <draw:object draw:notify-on-update-of-ranges="'Progettazione Architetturale'.B38:'Progettazione Architetturale'.B44 'Progettazione Architetturale'.C37:'Progettazione Architetturale'.C37 'Progettazione Architetturale'.C38:'Progettazione Architetturale'.C44 'Progettazione Architetturale'.D37:'Progettazione Architetturale'.D37 'Progettazione Architetturale'.D38:'Progettazione Architetturale'.D44 'Progettazione Architetturale'.E37:'Progettazione Architetturale'.E37 'Progettazione Architetturale'.E38:'Progettazione Architetturale'.E44 'Progettazione Architetturale'.F37:'Progettazione Architetturale'.F37 'Progettazione Architetturale'.F38:'Progettazione Architetturale'.F44 'Progettazione Architetturale'.G37:'Progettazione Architetturale'.G37 'Progettazione Architetturale'.G38:'Progettazione Architetturale'.G44 'Progettazione Architetturale'.H37:'Progettazione Architetturale'.H37 'Progettazione Architetturale'.H38:'Progettazione Architetturale'.H44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8.322in">
            <draw:object draw:notify-on-update-of-ranges="'Progettazione Architetturale'.B29:'Progettazione Architetturale'.B34 'Progettazione Architetturale'.C29:'Progettazione Architetturale'.C3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5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6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A7</text:p>
          </table:table-cell>
          <table:table-cell table:style-name="ce1" office:value-type="string" calcext:value-type="string">
            <text:p>Glossario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7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5];[.E18];[.E21])" office:value-type="float" office:value="186" calcext:value-type="float">
            <text:p>18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6];[.E19];[.E22]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245" calcext:value-type="float">
            <text:p>2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2];[.E9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5];[.E18])" office:value-type="float" office:value="159" calcext:value-type="float">
            <text:p>159</text:p>
          </table:table-cell>
          <table:table-cell office:value-type="float" office:value="22" calcext:value-type="float">
            <text:p>22</text:p>
          </table:table-cell>
          <table:table-cell table:formula="of:=[.C32]*[.D32]" office:value-type="float" office:value="3498" calcext:value-type="float">
            <text:p>3498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6];[.E19];[.E21];[.E22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245" calcext:value-type="float">
            <text:p>245</text:p>
          </table:table-cell>
          <table:table-cell table:style-name="ce3"/>
          <table:table-cell table:style-name="ce3" table:formula="of:=SUM([.E29:.E34])" office:value-type="float" office:value="5048" calcext:value-type="float">
            <text:p>50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9:.H39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table:style-name="ce8" table:formula="of:=SUM([.C41:.H41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2:.H42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table:formula="of:=SUM([.C43:.H43])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8" table:formula="of:=SUM([.C44:.H44])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38:.C44])" office:value-type="float" office:value="8" calcext:value-type="float">
            <text:p>8</text:p>
          </table:table-cell>
          <table:table-cell table:style-name="ce3" table:formula="of:=SUM([.D38:.D44])" office:value-type="float" office:value="8" calcext:value-type="float">
            <text:p>8</text:p>
          </table:table-cell>
          <table:table-cell table:style-name="ce3" table:formula="of:=SUM([.E38:.E44])" office:value-type="float" office:value="10" calcext:value-type="float">
            <text:p>10</text:p>
          </table:table-cell>
          <table:table-cell table:style-name="ce3" table:formula="of:=SUM([.F38:.F44])" office:value-type="float" office:value="159" calcext:value-type="float">
            <text:p>159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60" calcext:value-type="float">
            <text:p>60</text:p>
          </table:table-cell>
          <table:table-cell table:number-columns-repeated="2"/>
        </table:table-row>
      </table:table>
      <table:table table:name="Progettazione di Dettaglio e 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'Progettazione di Dettaglio e Codifica'.B46:'Progettazione di Dettaglio e Codifica'.B52 'Progettazione di Dettaglio e Codifica'.C45:'Progettazione di Dettaglio e Codifica'.C45 'Progettazione di Dettaglio e Codifica'.C46:'Progettazione di Dettaglio e Codifica'.C52 'Progettazione di Dettaglio e Codifica'.D45:'Progettazione di Dettaglio e Codifica'.D45 'Progettazione di Dettaglio e Codifica'.D46:'Progettazione di Dettaglio e Codifica'.D52 'Progettazione di Dettaglio e Codifica'.E45:'Progettazione di Dettaglio e Codifica'.E45 'Progettazione di Dettaglio e Codifica'.E46:'Progettazione di Dettaglio e Codifica'.E52 'Progettazione di Dettaglio e Codifica'.F45:'Progettazione di Dettaglio e Codifica'.F45 'Progettazione di Dettaglio e Codifica'.F46:'Progettazione di Dettaglio e Codifica'.F52 'Progettazione di Dettaglio e Codifica'.G45:'Progettazione di Dettaglio e Codifica'.G45 'Progettazione di Dettaglio e Codifica'.G46:'Progettazione di Dettaglio e Codifica'.G52 'Progettazione di Dettaglio e Codifica'.H45:'Progettazione di Dettaglio e Codifica'.H45 'Progettazione di Dettaglio e Codifica'.H46:'Progettazione di Dettaglio e Codifica'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'Progettazione di Dettaglio e Codifica'.B37:'Progettazione di Dettaglio e Codifica'.B42 'Progettazione di Dettaglio e Codifica'.C37:'Progettazione di Dettaglio e Codifica'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VV1.1</text:p>
          </table:table-cell>
          <table:table-cell table:style-name="ce10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1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ce2"/>
        <table:table-column table:style-name="co5" table:number-columns-repeated="8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Progettazione Architetturale'.E35];['Progettazione di Dettaglio e Codifica'.E43];['Verifica e Validazione'.E43])" office:value-type="float" office:value="14303" calcext:value-type="float">
            <text:p>1430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3" table:formula="of:=SUM([Analisi.E25];['Progettazione Architetturale'.E25];['Progettazione di Dettaglio e Codifica'.E33];['Verifica e Validazione'.E33])/SUM([Analisi.E26];['Progettazione Architetturale'.E26];['Progettazione di Dettaglio e Codifica'.E34];['Verifica e Validazione'.E34])" office:value-type="percentage" office:value="0.308843537414966" calcext:value-type="percentage">
            <text:p>30.88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E26];['Progettazione Architetturale'.E26];['Progettazione di Dettaglio e Codifica'.E34];['Verifica e Validazione'.E34])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Progettazione Architetturale'.C38];['Progettazione di Dettaglio e Codifica'.C46];['Verifica e Validazione'.C46])" office:value-type="float" office:value="6" calcext:value-type="float">
            <text:p>6</text:p>
          </table:table-cell>
          <table:table-cell table:formula="of:=SUM([Analisi.D38];['Progettazione Architetturale'.D38];['Progettazione di Dettaglio e Codifica'.D46];['Verifica e Validazione'.D46])" office:value-type="float" office:value="10" calcext:value-type="float">
            <text:p>10</text:p>
          </table:table-cell>
          <table:table-cell table:formula="of:=SUM([Analisi.E38];['Progettazione Architetturale'.E38];['Progettazione di Dettaglio e Codifica'.E46];['Verifica e Validazione'.E46])" office:value-type="float" office:value="13" calcext:value-type="float">
            <text:p>13</text:p>
          </table:table-cell>
          <table:table-cell table:formula="of:=SUM([Analisi.F38];['Progettazione Architetturale'.F38];['Progettazione di Dettaglio e Codifica'.F46];['Verifica e Validazione'.F46])" office:value-type="float" office:value="28" calcext:value-type="float">
            <text:p>28</text:p>
          </table:table-cell>
          <table:table-cell table:formula="of:=SUM([Analisi.G38];['Progettazione Architetturale'.G38];['Progettazione di Dettaglio e Codifica'.G46];['Verifica e Validazione'.G46])" office:value-type="float" office:value="14" calcext:value-type="float">
            <text:p>14</text:p>
          </table:table-cell>
          <table:table-cell table:formula="of:=SUM([Analisi.H38];['Progettazione Architetturale'.H38];['Progettazione di Dettaglio e Codifica'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Progettazione Architetturale'.C39];['Progettazione di Dettaglio e Codifica'.C47];['Verifica e Validazione'.C47])" office:value-type="float" office:value="4" calcext:value-type="float">
            <text:p>4</text:p>
          </table:table-cell>
          <table:table-cell table:formula="of:=SUM([Analisi.D39];['Progettazione Architetturale'.D39];['Progettazione di Dettaglio e Codifica'.D47];['Verifica e Validazione'.D47])" office:value-type="float" office:value="12" calcext:value-type="float">
            <text:p>12</text:p>
          </table:table-cell>
          <table:table-cell table:formula="of:=SUM([Analisi.E39];['Progettazione Architetturale'.E39];['Progettazione di Dettaglio e Codifica'.E47];['Verifica e Validazione'.E47])" office:value-type="float" office:value="11" calcext:value-type="float">
            <text:p>11</text:p>
          </table:table-cell>
          <table:table-cell table:formula="of:=SUM([Analisi.F39];['Progettazione Architetturale'.F39];['Progettazione di Dettaglio e Codifica'.F47];['Verifica e Validazione'.F47])" office:value-type="float" office:value="28" calcext:value-type="float">
            <text:p>28</text:p>
          </table:table-cell>
          <table:table-cell table:formula="of:=SUM([Analisi.G39];['Progettazione Architetturale'.G39];['Progettazione di Dettaglio e Codifica'.G47];['Verifica e Validazione'.G47])" office:value-type="float" office:value="23" calcext:value-type="float">
            <text:p>23</text:p>
          </table:table-cell>
          <table:table-cell table:formula="of:=SUM([Analisi.H39];['Progettazione Architetturale'.H39];['Progettazione di Dettaglio e Codifica'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</text:p>
          </table:table-cell>
          <table:table-cell table:formula="of:=['Progettazione Architetturale'.C35]" office:value-type="float" office:value="245" calcext:value-type="float">
            <text:p>245</text:p>
          </table:table-cell>
          <table:table-cell table:formula="of:=['Progettazione Architetturale'.E35]" office:value-type="float" office:value="5048" calcext:value-type="float">
            <text:p>5048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Progettazione Architetturale'.C40];['Progettazione di Dettaglio e Codifica'.C48];['Verifica e Validazione'.C48])" office:value-type="float" office:value="6" calcext:value-type="float">
            <text:p>6</text:p>
          </table:table-cell>
          <table:table-cell table:formula="of:=SUM([Analisi.D40];['Progettazione Architetturale'.D40];['Progettazione di Dettaglio e Codifica'.D48];['Verifica e Validazione'.D48])" office:value-type="float" office:value="13" calcext:value-type="float">
            <text:p>13</text:p>
          </table:table-cell>
          <table:table-cell table:formula="of:=SUM([Analisi.E40];['Progettazione Architetturale'.E40];['Progettazione di Dettaglio e Codifica'.E48];['Verifica e Validazione'.E48])" office:value-type="float" office:value="8" calcext:value-type="float">
            <text:p>8</text:p>
          </table:table-cell>
          <table:table-cell table:formula="of:=SUM([Analisi.F40];['Progettazione Architetturale'.F40];['Progettazione di Dettaglio e Codifica'.F48];['Verifica e Validazione'.F48])" office:value-type="float" office:value="35" calcext:value-type="float">
            <text:p>35</text:p>
          </table:table-cell>
          <table:table-cell table:formula="of:=SUM([Analisi.G40];['Progettazione Architetturale'.G40];['Progettazione di Dettaglio e Codifica'.G48];['Verifica e Validazione'.G48])" office:value-type="float" office:value="14" calcext:value-type="float">
            <text:p>14</text:p>
          </table:table-cell>
          <table:table-cell table:formula="of:=SUM([Analisi.H40];['Progettazione Architetturale'.H40];['Progettazione di Dettaglio e Codifica'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'Progettazione di Dettaglio e Codifica'.C43]" office:value-type="float" office:value="203" calcext:value-type="float">
            <text:p>203</text:p>
          </table:table-cell>
          <table:table-cell table:formula="of:=['Progettazione di Dettaglio e Codifica'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Progettazione Architetturale'.C41];['Progettazione di Dettaglio e Codifica'.C49];['Verifica e Validazione'.C49])" office:value-type="float" office:value="8" calcext:value-type="float">
            <text:p>8</text:p>
          </table:table-cell>
          <table:table-cell table:formula="of:=SUM([Analisi.D41];['Progettazione Architetturale'.D41];['Progettazione di Dettaglio e Codifica'.D49];['Verifica e Validazione'.D49])" office:value-type="float" office:value="14" calcext:value-type="float">
            <text:p>14</text:p>
          </table:table-cell>
          <table:table-cell table:formula="of:=SUM([Analisi.E41];['Progettazione Architetturale'.E41];['Progettazione di Dettaglio e Codifica'.E49];['Verifica e Validazione'.E49])" office:value-type="float" office:value="19" calcext:value-type="float">
            <text:p>19</text:p>
          </table:table-cell>
          <table:table-cell table:formula="of:=SUM([Analisi.F41];['Progettazione Architetturale'.F41];['Progettazione di Dettaglio e Codifica'.F49];['Verifica e Validazione'.F49])" office:value-type="float" office:value="23" calcext:value-type="float">
            <text:p>23</text:p>
          </table:table-cell>
          <table:table-cell table:formula="of:=SUM([Analisi.G41];['Progettazione Architetturale'.G41];['Progettazione di Dettaglio e Codifica'.G49];['Verifica e Validazione'.G49])" office:value-type="float" office:value="14" calcext:value-type="float">
            <text:p>14</text:p>
          </table:table-cell>
          <table:table-cell table:formula="of:=SUM([Analisi.H41];['Progettazione Architetturale'.H41];['Progettazione di Dettaglio e Codifica'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Progettazione Architetturale'.C42];['Progettazione di Dettaglio e Codifica'.C50];['Verifica e Validazione'.C50])" office:value-type="float" office:value="5" calcext:value-type="float">
            <text:p>5</text:p>
          </table:table-cell>
          <table:table-cell table:formula="of:=SUM([Analisi.D42];['Progettazione Architetturale'.D42];['Progettazione di Dettaglio e Codifica'.D50];['Verifica e Validazione'.D50])" office:value-type="float" office:value="13" calcext:value-type="float">
            <text:p>13</text:p>
          </table:table-cell>
          <table:table-cell table:formula="of:=SUM([Analisi.E42];['Progettazione Architetturale'.E42];['Progettazione di Dettaglio e Codifica'.E50];['Verifica e Validazione'.E50])" office:value-type="float" office:value="11" calcext:value-type="float">
            <text:p>11</text:p>
          </table:table-cell>
          <table:table-cell table:formula="of:=SUM([Analisi.F42];['Progettazione Architetturale'.F42];['Progettazione di Dettaglio e Codifica'.F50];['Verifica e Validazione'.F50])" office:value-type="float" office:value="30" calcext:value-type="float">
            <text:p>30</text:p>
          </table:table-cell>
          <table:table-cell table:formula="of:=SUM([Analisi.G42];['Progettazione Architetturale'.G42];['Progettazione di Dettaglio e Codifica'.G50];['Verifica e Validazione'.G50])" office:value-type="float" office:value="13" calcext:value-type="float">
            <text:p>13</text:p>
          </table:table-cell>
          <table:table-cell table:formula="of:=SUM([Analisi.H42];['Progettazione Architetturale'.H42];['Progettazione di Dettaglio e Codifica'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0])" office:value-type="float" office:value="735" calcext:value-type="float">
            <text:p>735</text:p>
          </table:table-cell>
          <table:table-cell table:style-name="ce3" table:formula="of:=SUM([.M7:.M10])" office:value-type="float" office:value="14303" calcext:value-type="float">
            <text:p>1430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Progettazione Architetturale'.C43];['Progettazione di Dettaglio e Codifica'.C51];['Verifica e Validazione'.C51])" office:value-type="float" office:value="5" calcext:value-type="float">
            <text:p>5</text:p>
          </table:table-cell>
          <table:table-cell table:formula="of:=SUM([Analisi.D43];['Progettazione Architetturale'.D43];['Progettazione di Dettaglio e Codifica'.D51];['Verifica e Validazione'.D51])" office:value-type="float" office:value="7" calcext:value-type="float">
            <text:p>7</text:p>
          </table:table-cell>
          <table:table-cell table:formula="of:=SUM([Analisi.E43];['Progettazione Architetturale'.E43];['Progettazione di Dettaglio e Codifica'.E51];['Verifica e Validazione'.E51])" office:value-type="float" office:value="11" calcext:value-type="float">
            <text:p>11</text:p>
          </table:table-cell>
          <table:table-cell table:formula="of:=SUM([Analisi.F43];['Progettazione Architetturale'.F43];['Progettazione di Dettaglio e Codifica'.F51];['Verifica e Validazione'.F51])" office:value-type="float" office:value="36" calcext:value-type="float">
            <text:p>36</text:p>
          </table:table-cell>
          <table:table-cell table:formula="of:=SUM([Analisi.G43];['Progettazione Architetturale'.G43];['Progettazione di Dettaglio e Codifica'.G51];['Verifica e Validazione'.G51])" office:value-type="float" office:value="13" calcext:value-type="float">
            <text:p>13</text:p>
          </table:table-cell>
          <table:table-cell table:formula="of:=SUM([Analisi.H43];['Progettazione Architetturale'.H43];['Progettazione di Dettaglio e Codifica'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Progettazione Architetturale'.C44];['Progettazione di Dettaglio e Codifica'.C52];['Verifica e Validazione'.C52])" office:value-type="float" office:value="8" calcext:value-type="float">
            <text:p>8</text:p>
          </table:table-cell>
          <table:table-cell table:formula="of:=SUM([Analisi.D44];['Progettazione Architetturale'.D44];['Progettazione di Dettaglio e Codifica'.D52];['Verifica e Validazione'.D52])" office:value-type="float" office:value="4" calcext:value-type="float">
            <text:p>4</text:p>
          </table:table-cell>
          <table:table-cell table:formula="of:=SUM([Analisi.E44];['Progettazione Architetturale'.E44];['Progettazione di Dettaglio e Codifica'.E52];['Verifica e Validazione'.E52])" office:value-type="float" office:value="9" calcext:value-type="float">
            <text:p>9</text:p>
          </table:table-cell>
          <table:table-cell table:formula="of:=SUM([Analisi.F44];['Progettazione Architetturale'.F44];['Progettazione di Dettaglio e Codifica'.F52];['Verifica e Validazione'.F52])" office:value-type="float" office:value="29" calcext:value-type="float">
            <text:p>29</text:p>
          </table:table-cell>
          <table:table-cell table:formula="of:=SUM([Analisi.G44];['Progettazione Architetturale'.G44];['Progettazione di Dettaglio e Codifica'.G52];['Verifica e Validazione'.G52])" office:value-type="float" office:value="22" calcext:value-type="float">
            <text:p>22</text:p>
          </table:table-cell>
          <table:table-cell table:formula="of:=SUM([Analisi.H44];['Progettazione Architetturale'.H44];['Progettazione di Dettaglio e Codifica'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Progettazione Architetturale'.C29];['Progettazione di Dettaglio e Codifica'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Progettazione Architetturale'.C30];['Progettazione di Dettaglio e Codifica'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Progettazione Architetturale'.C31];['Progettazione di Dettaglio e Codifica'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Progettazione Architetturale'.C32];['Progettazione di Dettaglio e Codifica'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Progettazione Architetturale'.C33];['Progettazione di Dettaglio e Codifica'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Progettazione Architetturale'.C34];['Progettazione di Dettaglio e Codifica'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3:45:40.65496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2M4S</meta:editing-duration>
    <meta:editing-cycles>58</meta:editing-cycles>
    <meta:generator>LibreOffice/4.2.8.2$Linux_X86_64 LibreOffice_project/420m0$Build-2</meta:generator>
    <dc:date>2016-01-14T00:54:59.449836988</dc:date>
    <meta:document-statistic meta:table-count="5" meta:cell-count="867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29:'Progettazione Architetturale'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29:'Progettazione Architetturale'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9:'Progettazione Architetturale'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29:'Progettazione Architetturale'.B34</svg:desc>
                </draw:g>
              </table:table-cell>
              <table:table-cell office:value-type="float" office:value="8">
                <text:p>8</text:p>
                <draw:g>
                  <svg:desc>'Progettazione Architetturale'.C29:'Progettazione Architetturale'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K23:Analisi.Q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 e Codifica'.B46:'Progettazione di Dettaglio e Codifica'.H52 'Progettazione di Dettaglio e Codifica'.C45:'Progettazione di Dettaglio e Codifica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 e Codifica'.B46:'Progettazione di Dettaglio e Codifica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46:'Progettazione di Dettaglio e Codifica'.C52" chart:label-cell-address="'Progettazione di Dettaglio e Codifica'.C45:'Progettazione di Dettaglio e Codifica'.C45" chart:class="chart:bar">
            <chart:data-point chart:repeated="7"/>
          </chart:series>
          <chart:series chart:style-name="ch8" chart:values-cell-range-address="'Progettazione di Dettaglio e Codifica'.D46:'Progettazione di Dettaglio e Codifica'.D52" chart:label-cell-address="'Progettazione di Dettaglio e Codifica'.D45:'Progettazione di Dettaglio e Codifica'.D45" chart:class="chart:bar">
            <chart:data-point chart:repeated="7"/>
          </chart:series>
          <chart:series chart:style-name="ch9" chart:values-cell-range-address="'Progettazione di Dettaglio e Codifica'.E46:'Progettazione di Dettaglio e Codifica'.E52" chart:label-cell-address="'Progettazione di Dettaglio e Codifica'.E45:'Progettazione di Dettaglio e Codifica'.E45" chart:class="chart:bar">
            <chart:data-point chart:repeated="7"/>
          </chart:series>
          <chart:series chart:style-name="ch10" chart:values-cell-range-address="'Progettazione di Dettaglio e Codifica'.F46:'Progettazione di Dettaglio e Codifica'.F52" chart:label-cell-address="'Progettazione di Dettaglio e Codifica'.F45:'Progettazione di Dettaglio e Codifica'.F45" chart:class="chart:bar">
            <chart:data-point chart:repeated="7"/>
          </chart:series>
          <chart:series chart:style-name="ch11" chart:values-cell-range-address="'Progettazione di Dettaglio e Codifica'.G46:'Progettazione di Dettaglio e Codifica'.G52" chart:label-cell-address="'Progettazione di Dettaglio e Codifica'.G45:'Progettazione di Dettaglio e Codifica'.G45" chart:class="chart:bar">
            <chart:data-point chart:repeated="7"/>
          </chart:series>
          <chart:series chart:style-name="ch12" chart:values-cell-range-address="'Progettazione di Dettaglio e Codifica'.H46:'Progettazione di Dettaglio e Codifica'.H52" chart:label-cell-address="'Progettazione di Dettaglio e Codifica'.H45:'Progettazione di Dettaglio e Codifica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 e Codifica'.C45:'Progettazione di Dettaglio e Codifica'.C45</svg:desc>
                </draw:g>
              </table:table-cell>
              <table:table-cell office:value-type="string">
                <text:p>Am</text:p>
                <draw:g>
                  <svg:desc>'Progettazione di Dettaglio e Codifica'.D45:'Progettazione di Dettaglio e Codifica'.D45</svg:desc>
                </draw:g>
              </table:table-cell>
              <table:table-cell office:value-type="string">
                <text:p>An</text:p>
                <draw:g>
                  <svg:desc>'Progettazione di Dettaglio e Codifica'.E45:'Progettazione di Dettaglio e Codifica'.E45</svg:desc>
                </draw:g>
              </table:table-cell>
              <table:table-cell office:value-type="string">
                <text:p>Pg</text:p>
                <draw:g>
                  <svg:desc>'Progettazione di Dettaglio e Codifica'.F45:'Progettazione di Dettaglio e Codifica'.F45</svg:desc>
                </draw:g>
              </table:table-cell>
              <table:table-cell office:value-type="string">
                <text:p>Pr</text:p>
                <draw:g>
                  <svg:desc>'Progettazione di Dettaglio e Codifica'.G45:'Progettazione di Dettaglio e Codifica'.G45</svg:desc>
                </draw:g>
              </table:table-cell>
              <table:table-cell office:value-type="string">
                <text:p>Ve</text:p>
                <draw:g>
                  <svg:desc>'Progettazione di Dettaglio e Codifica'.H45:'Progettazione di Dettaglio e Codifica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 e Codifica'.B46:'Progettazione di Dettaglio e Codifica'.B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C46:'Progettazione di Dettaglio e Codifica'.C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D46:'Progettazione di Dettaglio e Codifica'.D52</svg:desc>
                </draw:g>
              </table:table-cell>
              <table:table-cell office:value-type="float" office:value="NaN">
                <text:p>NaN</text:p>
                <draw:g>
                  <svg:desc>'Progettazione di Dettaglio e Codifica'.E46:'Progettazione di Dettaglio e Codifica'.E52</svg:desc>
                </draw:g>
              </table:table-cell>
              <table:table-cell office:value-type="float" office:value="5">
                <text:p>5</text:p>
                <draw:g>
                  <svg:desc>'Progettazione di Dettaglio e Codifica'.F46:'Progettazione di Dettaglio e Codifica'.F52</svg:desc>
                </draw:g>
              </table:table-cell>
              <table:table-cell office:value-type="float" office:value="14">
                <text:p>14</text:p>
                <draw:g>
                  <svg:desc>'Progettazione di Dettaglio e Codifica'.G46:'Progettazione di Dettaglio e Codifica'.G52</svg:desc>
                </draw:g>
              </table:table-cell>
              <table:table-cell office:value-type="float" office:value="10">
                <text:p>10</text:p>
                <draw:g>
                  <svg:desc>'Progettazione di Dettaglio e Codifica'.H46:'Progettazione di Dettaglio e Codifica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 e Codifica'.B37:'Progettazione di Dettaglio e Codifica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 e Codifica'.B37:'Progettazione di Dettaglio e Codifica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 e Codifica'.C37:'Progettazione di Dettaglio e Codifica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 e Codifica'.B37:'Progettazione di Dettaglio e Codifica'.B42</svg:desc>
                </draw:g>
              </table:table-cell>
              <table:table-cell office:value-type="float" office:value="6">
                <text:p>6</text:p>
                <draw:g>
                  <svg:desc>'Progettazione di Dettaglio e Codifica'.C37:'Progettazione di Dettaglio e Codifica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37:'Progettazione Architetturale'.H44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38:'Progettazione Architetturale'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38:'Progettazione Architetturale'.C44" chart:label-cell-address="'Progettazione Architetturale'.C37:'Progettazione Architetturale'.C37" chart:class="chart:bar">
            <chart:data-point chart:repeated="7"/>
          </chart:series>
          <chart:series chart:style-name="ch8" chart:values-cell-range-address="'Progettazione Architetturale'.D38:'Progettazione Architetturale'.D44" chart:label-cell-address="'Progettazione Architetturale'.D37:'Progettazione Architetturale'.D37" chart:class="chart:bar">
            <chart:data-point chart:repeated="7"/>
          </chart:series>
          <chart:series chart:style-name="ch9" chart:values-cell-range-address="'Progettazione Architetturale'.E38:'Progettazione Architetturale'.E44" chart:label-cell-address="'Progettazione Architetturale'.E37:'Progettazione Architetturale'.E37" chart:class="chart:bar">
            <chart:data-point chart:repeated="7"/>
          </chart:series>
          <chart:series chart:style-name="ch10" chart:values-cell-range-address="'Progettazione Architetturale'.F38:'Progettazione Architetturale'.F44" chart:label-cell-address="'Progettazione Architetturale'.F37:'Progettazione Architetturale'.F37" chart:class="chart:bar">
            <chart:data-point chart:repeated="7"/>
          </chart:series>
          <chart:series chart:style-name="ch11" chart:values-cell-range-address="'Progettazione Architetturale'.G38:'Progettazione Architetturale'.G44" chart:label-cell-address="'Progettazione Architetturale'.G37:'Progettazione Architetturale'.G37" chart:class="chart:bar">
            <chart:data-point chart:repeated="7"/>
          </chart:series>
          <chart:series chart:style-name="ch12" chart:values-cell-range-address="'Progettazione Architetturale'.H38:'Progettazione Architetturale'.H44" chart:label-cell-address="'Progettazione Architetturale'.H37:'Progettazione Architetturale'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37:'Progettazione Architetturale'.C37</svg:desc>
                </draw:g>
              </table:table-cell>
              <table:table-cell office:value-type="string">
                <text:p>Am</text:p>
                <draw:g>
                  <svg:desc>'Progettazione Architetturale'.D37:'Progettazione Architetturale'.D37</svg:desc>
                </draw:g>
              </table:table-cell>
              <table:table-cell office:value-type="string">
                <text:p>An</text:p>
                <draw:g>
                  <svg:desc>'Progettazione Architetturale'.E37:'Progettazione Architetturale'.E37</svg:desc>
                </draw:g>
              </table:table-cell>
              <table:table-cell office:value-type="string">
                <text:p>Pg</text:p>
                <draw:g>
                  <svg:desc>'Progettazione Architetturale'.F37:'Progettazione Architetturale'.F37</svg:desc>
                </draw:g>
              </table:table-cell>
              <table:table-cell office:value-type="string">
                <text:p>Pr</text:p>
                <draw:g>
                  <svg:desc>'Progettazione Architetturale'.G37:'Progettazione Architetturale'.G37</svg:desc>
                </draw:g>
              </table:table-cell>
              <table:table-cell office:value-type="string">
                <text:p>Ve</text:p>
                <draw:g>
                  <svg:desc>'Progettazione Architetturale'.H37:'Progettazione Architetturale'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38:'Progettazione Architetturale'.B44</svg:desc>
                </draw:g>
              </table:table-cell>
              <table:table-cell office:value-type="float" office:value="NaN">
                <text:p>NaN</text:p>
                <draw:g>
                  <svg:desc>'Progettazione Architetturale'.C38:'Progettazione Architetturale'.C44</svg:desc>
                </draw:g>
              </table:table-cell>
              <table:table-cell office:value-type="float" office:value="NaN">
                <text:p>NaN</text:p>
                <draw:g>
                  <svg:desc>'Progettazione Architetturale'.D38:'Progettazione Architetturale'.D44</svg:desc>
                </draw:g>
              </table:table-cell>
              <table:table-cell office:value-type="float" office:value="5">
                <text:p>5</text:p>
                <draw:g>
                  <svg:desc>'Progettazione Architetturale'.E38:'Progettazione Architetturale'.E44</svg:desc>
                </draw:g>
              </table:table-cell>
              <table:table-cell office:value-type="float" office:value="23">
                <text:p>23</text:p>
                <draw:g>
                  <svg:desc>'Progettazione Architetturale'.F38:'Progettazione Architetturale'.F44</svg:desc>
                </draw:g>
              </table:table-cell>
              <table:table-cell office:value-type="float" office:value="NaN">
                <text:p>NaN</text:p>
                <draw:g>
                  <svg:desc>'Progettazione Architetturale'.G38:'Progettazione Architetturale'.G44</svg:desc>
                </draw:g>
              </table:table-cell>
              <table:table-cell office:value-type="float" office:value="7">
                <text:p>7</text:p>
                <draw:g>
                  <svg:desc>'Progettazione Architetturale'.H38:'Progettazione Architetturale'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